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officeooo:rsid="00088fde" officeooo:paragraph-rsid="00088fde" fo:background-color="#000000"/>
    </style:style>
    <style:style style:name="P2" style:family="paragraph" style:parent-style-name="Standard">
      <style:paragraph-properties style:line-height-at-least="0.358cm"/>
      <style:text-properties fo:color="#000000" loext:opacity="100%" style:font-name="Menlo" fo:font-size="6.75pt" fo:font-weight="normal" fo:background-color="#ffffff"/>
    </style:style>
    <style:style style:name="P3" style:family="paragraph" style:parent-style-name="Standard">
      <style:text-properties fo:color="#000000" loext:opacity="100%" style:font-name="Menlo" fo:font-size="6.75pt" fo:font-style="italic" fo:font-weight="normal" officeooo:rsid="00088fde" officeooo:paragraph-rsid="00088fde" fo:background-color="#ffffff"/>
    </style:style>
    <style:style style:name="P4" style:family="paragraph" style:parent-style-name="Standard">
      <style:paragraph-properties style:line-height-at-least="0.358cm"/>
      <style:text-properties fo:color="#000000" loext:opacity="100%" fo:background-color="#ffffff"/>
    </style:style>
    <style:style style:name="P5" style:family="paragraph" style:parent-style-name="Standard">
      <style:text-properties fo:color="#000000" loext:opacity="100%" fo:background-color="#ffffff"/>
    </style:style>
    <style:style style:name="P6" style:family="paragraph" style:parent-style-name="Standard">
      <style:text-properties fo:color="#000000" loext:opacity="100%" officeooo:rsid="00088fde" officeooo:paragraph-rsid="00088fde" fo:background-color="#ffffff"/>
    </style:style>
    <style:style style:name="T1" style:family="text">
      <style:text-properties fo:color="#ff9d00" loext:opacity="100%"/>
    </style:style>
    <style:style style:name="T2" style:family="text">
      <style:text-properties fo:color="#9effff" loext:opacity="100%"/>
    </style:style>
    <style:style style:name="T3" style:family="text">
      <style:text-properties fo:color="#fad000" loext:opacity="100%"/>
    </style:style>
    <style:style style:name="T4" style:family="text">
      <style:text-properties fo:color="#e1efff" loext:opacity="100%"/>
    </style:style>
    <style:style style:name="T5" style:family="text">
      <style:text-properties fo:color="#92fc79" loext:opacity="100%"/>
    </style:style>
    <style:style style:name="T6" style:family="text">
      <style:text-properties fo:color="#a5ff90" loext:opacity="100%"/>
    </style:style>
    <style:style style:name="T7" style:family="text">
      <style:text-properties fo:color="#80ffbb" loext:opacity="100%"/>
    </style:style>
    <style:style style:name="T8" style:family="text">
      <style:text-properties fo:color="#fb94ff" loext:opacity="100%"/>
    </style:style>
    <style:style style:name="T9" style:family="text">
      <style:text-properties fo:color="#ff628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t HtmlWebpackPlugin = require("html-webpack-plugin");</text:p>
      <text:p text:style-name="P4"/>
      <text:p text:style-name="P2">module.exports = {</text:p>
      <text:p text:style-name="P2">devtools: "source-map",</text:p>
      <text:p text:style-name="P2">enty: "./src/inde.js",</text:p>
      <text:p text:style-name="P2">modules: {</text:p>
      <text:p text:style-name="P2">reules: [{</text:p>
      <text:p text:style-name="P2">test: /\.js$/,</text:p>
      <text:p text:style-name="P2">exclude: /node_modules/,</text:p>
      <text:p text:style-name="P2">use: {</text:p>
      <text:p text:style-name="P2">loader: "babel-loader"</text:p>
      <text:p text:style-name="P2">}</text:p>
      <text:p text:style-name="P2">},</text:p>
      <text:p text:style-name="P4"/>
      <text:p text:style-name="P2">{</text:p>
      <text:p text:style-name="P2">test: /\.html$/,</text:p>
      <text:p text:style-name="P2">use: [{</text:p>
      <text:p text:style-name="P2">loader: "html-loader"</text:p>
      <text:p text:style-name="P2">}]</text:p>
      <text:p text:style-name="P2">},</text:p>
      <text:p text:style-name="P4"/>
      <text:p text:style-name="P2">{</text:p>
      <text:p text:style-name="P2">test: /\.css$/,</text:p>
      <text:p text:style-name="P2">use: ["style-loader", "css-loader"]</text:p>
      <text:p text:style-name="P2">},</text:p>
      <text:p text:style-name="P4"/>
      <text:p text:style-name="P2">{</text:p>
      <text:p text:style-name="P2">test: /\.(png|jpe?g|gif)$/i,</text:p>
      <text:p text:style-name="P2">use: ["file-loader"]</text:p>
      <text:p text:style-name="P2">},</text:p>
      <text:p text:style-name="P4"/>
      <text:p text:style-name="P2">],</text:p>
      <text:p text:style-name="P2">},</text:p>
      <text:p text:style-name="P2">resolve: {</text:p>
      <text:p text:style-name="P2">extensions: [".js", ".jsx"],</text:p>
      <text:p text:style-name="P4"/>
      <text:p text:style-name="P2">},</text:p>
      <text:p text:style-name="P4"/>
      <text:p text:style-name="P4"/>
      <text:p text:style-name="P2">plugins: [</text:p>
      <text:p text:style-name="P2">new HtmlWebpackPlugin ({</text:p>
      <text:p text:style-name="P2">template: './public/index.html',</text:p>
      <text:p text:style-name="P2">}),</text:p>
      <text:p text:style-name="P2">],</text:p>
      <text:p text:style-name="P2">}</text:p>
      <text:p text:style-name="P5"/>
      <text:p text:style-name="P5"/>
      <text:p text:style-name="P5"/>
      <text:p text:style-name="P6">babel</text:p>
      <text:p text:style-name="P3">//configuracoes que precisamos dependendo do nossso projeto</text:p>
      <text:p text:style-name="P2">{</text:p>
      <text:p text:style-name="P2">"presets":[</text:p>
      <text:p text:style-name="P2">"@babel/preset-env",</text:p>
      <text:p text:style-name="P2">[ "@babel/preset-react",{"runtime": "automatic"}]</text:p>
      <text:p text:style-name="P2">]</text:p>
      <text:p text:style-name="P2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9T10:07:45.285283418</meta:creation-date>
    <dc:date>2023-01-09T14:13:55.950064026</dc:date>
    <meta:editing-duration>PT1H14M18S</meta:editing-duration>
    <meta:editing-cycles>1</meta:editing-cycles>
    <meta:document-statistic meta:table-count="0" meta:image-count="0" meta:object-count="0" meta:page-count="1" meta:paragraph-count="45" meta:word-count="81" meta:character-count="625" meta:non-whitespace-character-count="589"/>
    <meta:generator>LibreOffice/7.2.3.2$MacOSX_X86_64 LibreOffice_project/d166454616c1632304285822f9c83ce2e660fd92</meta:generator>
  </office:meta>
</office:document-meta>
</file>